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5.24mm"/>
    </style:style>
    <style:style style:name="co2" style:family="table-column">
      <style:table-column-properties fo:break-before="auto" style:column-width="73.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3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ed1c24"/>
      <style:text-properties style:use-window-font-color="true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able-cell-properties fo:background-color="#72bf4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<text:s text:c="4"/># Progressivo nell'ambito del censimento dei laureati</text:p>
          </table:table-cell>
          <table:table-cell table:style-name="ce4" office:value-type="string" calcext:value-type="string">
            <text:p>prog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Regione ateneo</text:p>
          </table:table-cell>
          <table:table-cell office:value-type="string" calcext:value-type="string">
            <text:p>REG_UNI_mIc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Tipo di laurea</text:p>
          </table:table-cell>
          <table:table-cell office:value-type="string" calcext:value-type="string">
            <text:p>TIPLAU_mIc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Gruppo di laurea</text:p>
          </table:table-cell>
          <table:table-cell office:value-type="string" calcext:value-type="string">
            <text:p>GRUPPO_mIc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Classe di laurea</text:p>
          </table:table-cell>
          <table:table-cell office:value-type="string" calcext:value-type="string">
            <text:p>CLASSELAU_mIc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Sesso</text:p>
          </table:table-cell>
          <table:table-cell office:value-type="string" calcext:value-type="string">
            <text:p>ses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Cittadinanza</text:p>
          </table:table-cell>
          <table:table-cell office:value-type="string" calcext:value-type="string">
            <text:p>CITT_MF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Tipo di diploma</text:p>
          </table:table-cell>
          <table:table-cell office:value-type="string" calcext:value-type="string">
            <text:p>L1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Luogo conseguimento del diploma</text:p>
          </table:table-cell>
          <table:table-cell office:value-type="string" calcext:value-type="string">
            <text:p>L1_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s text:c="4"/># Voto di diploma conseguito all'estero o in Italia</text:p>
          </table:table-cell>
          <table:table-cell office:value-type="string" calcext:value-type="string">
            <text:p>voto_diploma_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Voto di diploma (se conseguito in Italia)</text:p>
          </table:table-cell>
          <table:table-cell table:style-name="ce4" office:value-type="string" calcext:value-type="string">
            <text:p>voto_diploma_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Classe di età al momento del conseguimento laurea</text:p>
          </table:table-cell>
          <table:table-cell office:value-type="string" calcext:value-type="string">
            <text:p>ETA_LAUREA_MF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Regione di residenza o estero prima dell'iscrizione all'università</text:p>
          </table:table-cell>
          <table:table-cell office:value-type="string" calcext:value-type="string">
            <text:p>REG_O_EST_PRIMA_mIc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Ripartizione di residenza prima dell'iscrizione all'università</text:p>
          </table:table-cell>
          <table:table-cell office:value-type="string" calcext:value-type="string">
            <text:p>rip_pri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Titolo di studio che ha consentito l'accesso alla laurea specialistica biennale</text:p>
          </table:table-cell>
          <table:table-cell office:value-type="string" calcext:value-type="string">
            <text:p>L1_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Regione dell'ateneo in cui ha conseguito la laurea specialistica biennale (se conseguita in Italia)</text:p>
          </table:table-cell>
          <table:table-cell office:value-type="string" calcext:value-type="string">
            <text:p>REG_UNI_IILiv_mIc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Area disciplinare della laurea che ha consentito iscrizione alla laurea specialistica</text:p>
          </table:table-cell>
          <table:table-cell office:value-type="string" calcext:value-type="string">
            <text:p>L1_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Conseguimento di altri titoli di studio prima del 2011</text:p>
          </table:table-cell>
          <table:table-cell office:value-type="string" calcext:value-type="string">
            <text:p>L1_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Giudizio sui fattori che hanno influito sulla scelta dell'Ateneo: prestigio dell'ateneo</text:p>
          </table:table-cell>
          <table:table-cell table:style-name="ce4" office:value-type="string" calcext:value-type="string">
            <text:p>L1_13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Giudizio sui fattori che hanno influito sulla scelta dell'Ateneo: qualità di servizi e strutture</text:p>
          </table:table-cell>
          <table:table-cell table:style-name="ce4" office:value-type="string" calcext:value-type="string">
            <text:p>L1_13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Giudizio sui fattori che hanno influito sulla scelta dell'Ateneo: offerta formativa consona alle esigenze</text:p>
          </table:table-cell>
          <table:table-cell table:style-name="ce4" office:value-type="string" calcext:value-type="string">
            <text:p>L1_13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Giudizio sui fattori che hanno influito sulla scelta dell'Ateneo: vicinanza sede univesritaria</text:p>
          </table:table-cell>
          <table:table-cell table:style-name="ce4" office:value-type="string" calcext:value-type="string">
            <text:p>L1_13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Giudizio sui fattori che hanno influito sulla scelta dell'Ateneo: esperienze in contesto territoriale diverso</text:p>
          </table:table-cell>
          <table:table-cell table:style-name="ce4" office:value-type="string" calcext:value-type="string">
            <text:p>L1_13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Giudizio sui fattori che hanno influito sulla scelta dell'Ateneo: impossibilità legata ai costi di fare scelte diverse</text:p>
          </table:table-cell>
          <table:table-cell table:style-name="ce4" office:value-type="string" calcext:value-type="string">
            <text:p>L1_13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Riconoscimento dei crediti al momento dell'immatricolazione</text:p>
          </table:table-cell>
          <table:table-cell office:value-type="string" calcext:value-type="string">
            <text:p>L1_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Frequenza della lezioni durante il corso di laurea</text:p>
          </table:table-cell>
          <table:table-cell office:value-type="string" calcext:value-type="string">
            <text:p>L1_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Frequenza di corsi privati di preparazione agli esami durante il corso di laurea</text:p>
          </table:table-cell>
          <table:table-cell office:value-type="string" calcext:value-type="string">
            <text:p>L1_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Partecipazione a programmi volti a promuovere la mobilità studentesca in ambito europeo o extraeuropeo</text:p>
          </table:table-cell>
          <table:table-cell office:value-type="string" calcext:value-type="string">
            <text:p>L1_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Stato estero in cui si è recato per svolgere i programmi</text:p>
          </table:table-cell>
          <table:table-cell office:value-type="string" calcext:value-type="string">
            <text:p>L1_18_MF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Tipo di lavoro retribuito svolto durante il corso di laurea</text:p>
          </table:table-cell>
          <table:table-cell office:value-type="string" calcext:value-type="string">
            <text:p>L1_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Iscritto in corso o fuori corso quando si è laureato</text:p>
          </table:table-cell>
          <table:table-cell office:value-type="string" calcext:value-type="string">
            <text:p>L1_2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s text:c="4"/># Voto di laurea conseguito</text:p>
          </table:table-cell>
          <table:table-cell table:style-name="ce4" office:value-type="string" calcext:value-type="string">
            <text:p>L1_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otivo principale per cui ha scelto quel corso di laurea</text:p>
          </table:table-cell>
          <table:table-cell office:value-type="string" calcext:value-type="string">
            <text:p>L1_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Si iscriverebbe allo stesso corso di laurea se dovesse scegliere oggi</text:p>
          </table:table-cell>
          <table:table-cell office:value-type="string" calcext:value-type="string">
            <text:p>L1_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otivo principale per cui non si iscriverebbe allo stesso corso di laurea</text:p>
          </table:table-cell>
          <table:table-cell office:value-type="string" calcext:value-type="string">
            <text:p>L1_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Si iscriverebbe comunque di nuovo all?università</text:p>
          </table:table-cell>
          <table:table-cell office:value-type="string" calcext:value-type="string">
            <text:p>L1_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otivo principale per cui non si iscriverebbe di nuovo all?università</text:p>
          </table:table-cell>
          <table:table-cell office:value-type="string" calcext:value-type="string">
            <text:p>L1_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Superamento dopo la laurea di un esame di stato per l?abilitazione all?esercizio di un?attività professionale</text:p>
          </table:table-cell>
          <table:table-cell office:value-type="string" calcext:value-type="string">
            <text:p>L1_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Iscrizione ad un altro corso dopo la laurea: master di primo livello</text:p>
          </table:table-cell>
          <table:table-cell office:value-type="string" calcext:value-type="string">
            <text:p>L1_32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Iscrizione ad un altro corso dopo la laurea: master universitario di secondo livello</text:p>
          </table:table-cell>
          <table:table-cell office:value-type="string" calcext:value-type="string">
            <text:p>L1_32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Iscrizione ad un altro corso dopo la laurea: laurea specialistica biennale</text:p>
          </table:table-cell>
          <table:table-cell office:value-type="string" calcext:value-type="string">
            <text:p>L1_32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Iscrizione ad un altro corso dopo la laurea: un corso di laurea a ciclo unico di 5-6 anni</text:p>
          </table:table-cell>
          <table:table-cell office:value-type="string" calcext:value-type="string">
            <text:p>L1_32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Iscrizione ad un altro corso dopo la laurea: corso di laurea triennale</text:p>
          </table:table-cell>
          <table:table-cell office:value-type="string" calcext:value-type="string">
            <text:p>L1_32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otivo principale dell'iscrizione ad una nuova laurea specialistica</text:p>
          </table:table-cell>
          <table:table-cell office:value-type="string" calcext:value-type="string">
            <text:p>L1_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Attività formative dopo la laurea: dottorato di ricerca</text:p>
          </table:table-cell>
          <table:table-cell office:value-type="string" calcext:value-type="string">
            <text:p>L1_36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Attività formative dopo la laurea: specializzazione post-laurea</text:p>
          </table:table-cell>
          <table:table-cell office:value-type="string" calcext:value-type="string">
            <text:p>L1_36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Attività formative dopo la laurea: master extrauniversitario</text:p>
          </table:table-cell>
          <table:table-cell office:value-type="string" calcext:value-type="string">
            <text:p>L1_36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Attività formative dopo la laurea: borsa di studio/lavoro</text:p>
          </table:table-cell>
          <table:table-cell office:value-type="string" calcext:value-type="string">
            <text:p>L1_36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Attività formative dopo la laurea: stage</text:p>
          </table:table-cell>
          <table:table-cell office:value-type="string" calcext:value-type="string">
            <text:p>L1_36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Attività formative dopo la laurea: tirocinio o il praticantato</text:p>
          </table:table-cell>
          <table:table-cell office:value-type="string" calcext:value-type="string">
            <text:p>L1_36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Attività formative dopo la laurea: corso di formazione professionale o di aggiornamento</text:p>
          </table:table-cell>
          <table:table-cell office:value-type="string" calcext:value-type="string">
            <text:p>L1_36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Attività formative dopo la laurea: altro corso di studio o formazione</text:p>
          </table:table-cell>
          <table:table-cell office:value-type="string" calcext:value-type="string">
            <text:p>L1_36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L'attività che sta attualmente frequentando è retribuita</text:p>
          </table:table-cell>
          <table:table-cell office:value-type="string" calcext:value-type="string">
            <text:p>L1_3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s text:c="4"/># Il dottorato di ricerca è retribuito</text:p>
          </table:table-cell>
          <table:table-cell office:value-type="string" calcext:value-type="string">
            <text:p>L1_38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La specializzazione post-laurea è retribuita</text:p>
          </table:table-cell>
          <table:table-cell office:value-type="string" calcext:value-type="string">
            <text:p>L1_38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Il master extrauniversitario è retribuito</text:p>
          </table:table-cell>
          <table:table-cell office:value-type="string" calcext:value-type="string">
            <text:p>L1_38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La borsa di studio/lavoro è retribuita</text:p>
          </table:table-cell>
          <table:table-cell office:value-type="string" calcext:value-type="string">
            <text:p>L1_38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Lo stage è retribuito</text:p>
          </table:table-cell>
          <table:table-cell office:value-type="string" calcext:value-type="string">
            <text:p>L1_38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Il tirocinio o il praticantato è retribuito</text:p>
          </table:table-cell>
          <table:table-cell office:value-type="string" calcext:value-type="string">
            <text:p>L1_38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Il corso di formazione professionale o di aggiornamento è retribuito</text:p>
          </table:table-cell>
          <table:table-cell office:value-type="string" calcext:value-type="string">
            <text:p>L1_38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L'attività di studio o formazione è retribuita</text:p>
          </table:table-cell>
          <table:table-cell office:value-type="string" calcext:value-type="string">
            <text:p>L1_38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Attività alle quali dedica mediamente più ore</text:p>
          </table:table-cell>
          <table:table-cell office:value-type="string" calcext:value-type="string">
            <text:p>L1_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Situazione lavorativa</text:p>
          </table:table-cell>
          <table:table-cell office:value-type="string" calcext:value-type="string">
            <text:p>L2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otivo principale per cui non lavora</text:p>
          </table:table-cell>
          <table:table-cell office:value-type="string" calcext:value-type="string">
            <text:p>L2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Svolgimento di più di un'attività lavorativa</text:p>
          </table:table-cell>
          <table:table-cell office:value-type="string" calcext:value-type="string">
            <text:p>L2_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Qual è l'attività principale tra lavoro e attività formativa</text:p>
          </table:table-cell>
          <table:table-cell office:value-type="string" calcext:value-type="string">
            <text:p>L2_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Tipo di lavoro</text:p>
          </table:table-cell>
          <table:table-cell office:value-type="string" calcext:value-type="string">
            <text:p>L2_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Posizione lavoro autonomo</text:p>
          </table:table-cell>
          <table:table-cell office:value-type="string" calcext:value-type="string">
            <text:p>L2_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Posizione lavoro dipendente</text:p>
          </table:table-cell>
          <table:table-cell office:value-type="string" calcext:value-type="string">
            <text:p>L2_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Ha dipendenti</text:p>
          </table:table-cell>
          <table:table-cell office:value-type="string" calcext:value-type="string">
            <text:p>L2_9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s text:c="4"/># Lavora per una Pubblica Amministrazione o privato</text:p>
          </table:table-cell>
          <table:table-cell office:value-type="string" calcext:value-type="string">
            <text:p>L2_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Settore economico</text:p>
          </table:table-cell>
          <table:table-cell office:value-type="string" calcext:value-type="string">
            <text:p>L2_11_mIc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Dettaglio settore economico (Ateco industria)</text:p>
          </table:table-cell>
          <table:table-cell office:value-type="string" calcext:value-type="string">
            <text:p>L2_12_mIc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Dettaglio settore economico (Ateco servizi)</text:p>
          </table:table-cell>
          <table:table-cell office:value-type="string" calcext:value-type="string">
            <text:p>L2_13_mIc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Codifica della professione a 2 digit</text:p>
          </table:table-cell>
          <table:table-cell office:value-type="string" calcext:value-type="string">
            <text:p>PROF_mIc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Area tematica attività di formazione</text:p>
          </table:table-cell>
          <table:table-cell office:value-type="string" calcext:value-type="string">
            <text:p>L2_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Contratto di lavoro a tempo indeterminato o a termine</text:p>
          </table:table-cell>
          <table:table-cell office:value-type="string" calcext:value-type="string">
            <text:p>L2_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iniziato lavoro con un contratto a termine o senza scadenza</text:p>
          </table:table-cell>
          <table:table-cell office:value-type="string" calcext:value-type="string">
            <text:p>L2_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Tipo di contratto con il quale lavora</text:p>
          </table:table-cell>
          <table:table-cell office:value-type="string" calcext:value-type="string">
            <text:p>L2_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lavoro a termine per scelta o perché non ha trovato lavoro a tempo indeterminato</text:p>
          </table:table-cell>
          <table:table-cell office:value-type="string" calcext:value-type="string">
            <text:p>L2_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Possibilità che questo lavoro si trasformi a tempo indeterminato</text:p>
          </table:table-cell>
          <table:table-cell office:value-type="string" calcext:value-type="string">
            <text:p>L2_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Lavora a tempo pieno o part-time</text:p>
          </table:table-cell>
          <table:table-cell office:value-type="string" calcext:value-type="string">
            <text:p>L2_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otivo lavoro part-time</text:p>
          </table:table-cell>
          <table:table-cell office:value-type="string" calcext:value-type="string">
            <text:p>L2_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Numero di ore a settimana che dedica all'attività lavorativa</text:p>
          </table:table-cell>
          <table:table-cell table:style-name="ce4" office:value-type="string" calcext:value-type="string">
            <text:p>L2_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Codice Regione o Stato Estero in cui svolge l'attività lavorativa</text:p>
          </table:table-cell>
          <table:table-cell office:value-type="string" calcext:value-type="string">
            <text:p>REG_O_STATO_LAV_mIc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Codice Ripartizione in cui svolge l'attività lavorativa</text:p>
          </table:table-cell>
          <table:table-cell office:value-type="string" calcext:value-type="string">
            <text:p>rip_la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Inizio attività principale prima o dopo il conseguimento della laurea nel 2011</text:p>
          </table:table-cell>
          <table:table-cell office:value-type="string" calcext:value-type="string">
            <text:p>L2_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Inizio attività principale prima o dopo il conseguimento della laurea specialistica</text:p>
          </table:table-cell>
          <table:table-cell office:value-type="string" calcext:value-type="string">
            <text:p>L2_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Inizio attività principale prima o dopo il conseguimento del titolo che le ha dato accesso al corso di laurea specialistica</text:p>
          </table:table-cell>
          <table:table-cell office:value-type="string" calcext:value-type="string">
            <text:p>L2_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Canale di accesso alla sua attuale attività lavorativa</text:p>
          </table:table-cell>
          <table:table-cell office:value-type="string" calcext:value-type="string">
            <text:p>L2_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Persona in particolare che l?ha aiutata ad iniziare la sua attività lavorativa</text:p>
          </table:table-cell>
          <table:table-cell office:value-type="string" calcext:value-type="string">
            <text:p>L2_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Di chi si tratta</text:p>
          </table:table-cell>
          <table:table-cell office:value-type="string" calcext:value-type="string">
            <text:p>L2_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odo in cui è stato aiutato</text:p>
          </table:table-cell>
          <table:table-cell office:value-type="string" calcext:value-type="string">
            <text:p>L2_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iglioramento della sua posizione lavorativa con il conseguimento della laurea</text:p>
          </table:table-cell>
          <table:table-cell office:value-type="string" calcext:value-type="string">
            <text:p>L2_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iglioramento del suo reddito da lavoro con il conseguimento della laurea</text:p>
          </table:table-cell>
          <table:table-cell office:value-type="string" calcext:value-type="string">
            <text:p>L2_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Laurea richiesta per accedere al lavoro</text:p>
          </table:table-cell>
          <table:table-cell office:value-type="string" calcext:value-type="string">
            <text:p>L2_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Laurea richiesta di un?area disciplinare specifica</text:p>
          </table:table-cell>
          <table:table-cell office:value-type="string" calcext:value-type="string">
            <text:p>L2_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Richiesta una votazione minima</text:p>
          </table:table-cell>
          <table:table-cell office:value-type="string" calcext:value-type="string">
            <text:p>L2_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Soddisfazione: mansioni svolte</text:p>
          </table:table-cell>
          <table:table-cell table:style-name="ce4" office:value-type="string" calcext:value-type="string">
            <text:p>L2_54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Soddisfazione: prospettive di stabilità e di sicurezza del lavoro</text:p>
          </table:table-cell>
          <table:table-cell table:style-name="ce4" office:value-type="string" calcext:value-type="string">
            <text:p>L2_54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Soddisfazione: grado di autonomia/livello di responsabilità</text:p>
          </table:table-cell>
          <table:table-cell table:style-name="ce4" office:value-type="string" calcext:value-type="string">
            <text:p>L2_54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Soddisfazione: utilizzo delle conoscenze acquisite all?università</text:p>
          </table:table-cell>
          <table:table-cell table:style-name="ce4" office:value-type="string" calcext:value-type="string">
            <text:p>L2_54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Soddisfazione: trattamento economico</text:p>
          </table:table-cell>
          <table:table-cell table:style-name="ce4" office:value-type="string" calcext:value-type="string">
            <text:p>L2_54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Soddisfazione: possibilità di carriera</text:p>
          </table:table-cell>
          <table:table-cell table:style-name="ce4" office:value-type="string" calcext:value-type="string">
            <text:p>L2_54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Soddisfazione: possibilità di arricchimento professionale</text:p>
          </table:table-cell>
          <table:table-cell table:style-name="ce4" office:value-type="string" calcext:value-type="string">
            <text:p>L2_54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Livello di soddisfazione complessivo (punteggio 0-10)</text:p>
          </table:table-cell>
          <table:table-cell table:style-name="ce4" office:value-type="string" calcext:value-type="string">
            <text:p>L2_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Numero di ore a settimana che dedica alle altre attività lavorative/attività formative</text:p>
          </table:table-cell>
          <table:table-cell table:style-name="ce4" office:value-type="string" calcext:value-type="string">
            <text:p>L2_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Lavorava quando ha discusso la tesi di laurea nel 2011</text:p>
          </table:table-cell>
          <table:table-cell office:value-type="string" calcext:value-type="string">
            <text:p>L2_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Opportunità di lavoro dal conseguimento della laurea ad oggi</text:p>
          </table:table-cell>
          <table:table-cell office:value-type="string" calcext:value-type="string">
            <text:p>L2_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Almeno un'opportunità di lavoro accettata</text:p>
          </table:table-cell>
          <table:table-cell office:value-type="string" calcext:value-type="string">
            <text:p>L2_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otivo principale per cui non ha accettato</text:p>
          </table:table-cell>
          <table:table-cell office:value-type="string" calcext:value-type="string">
            <text:p>L2_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Tipo di lavoro con riferimento alla prima opportunità accettata</text:p>
          </table:table-cell>
          <table:table-cell office:value-type="string" calcext:value-type="string">
            <text:p>L2_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otivo principale per cui il lavoro è terminato</text:p>
          </table:table-cell>
          <table:table-cell office:value-type="string" calcext:value-type="string">
            <text:p>L2_67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s text:c="4"/># Lavoro a un anno dal conseguimento della laurea</text:p>
          </table:table-cell>
          <table:table-cell office:value-type="string" calcext:value-type="string">
            <text:p>L2_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Ricerca di lavoro a un anno dal conseguimento della laurea</text:p>
          </table:table-cell>
          <table:table-cell office:value-type="string" calcext:value-type="string">
            <text:p>L2_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Tipo di attività che svolgeva</text:p>
          </table:table-cell>
          <table:table-cell office:value-type="string" calcext:value-type="string">
            <text:p>L2_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Luogo in cui svolgeva prevalentemente l'attività</text:p>
          </table:table-cell>
          <table:table-cell office:value-type="string" calcext:value-type="string">
            <text:p>L2_72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s text:c="4"/># Attualmente cerca lavoro</text:p>
          </table:table-cell>
          <table:table-cell office:value-type="string" calcext:value-type="string">
            <text:p>L3_1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s text:c="4"/># Motivo principale per cui non cerca lavoro</text:p>
          </table:table-cell>
          <table:table-cell office:value-type="string" calcext:value-type="string">
            <text:p>L3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otivo principale per cui cerca un nuovo lavoro</text:p>
          </table:table-cell>
          <table:table-cell office:value-type="string" calcext:value-type="string">
            <text:p>L3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odo in cui cerca lavoro: colloqui di lavoro o selezioni presso privati</text:p>
          </table:table-cell>
          <table:table-cell office:value-type="string" calcext:value-type="string">
            <text:p>L3_4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odo in cui cerca lavoro: prove per concorsi pubblici</text:p>
          </table:table-cell>
          <table:table-cell office:value-type="string" calcext:value-type="string">
            <text:p>L3_4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odo in cui cerca lavoro: invio curriculum a privati o domande per partecipare a concorsi pubblici</text:p>
          </table:table-cell>
          <table:table-cell office:value-type="string" calcext:value-type="string">
            <text:p>L3_4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odo in cui cerca lavoro: utilizzo i giornali per mettere inserzioni o rispondere ad annunci</text:p>
          </table:table-cell>
          <table:table-cell office:value-type="string" calcext:value-type="string">
            <text:p>L3_4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odo in cui cerca lavoro: utilizzo Internet per trovare offerte/annunci di lavoro</text:p>
          </table:table-cell>
          <table:table-cell office:value-type="string" calcext:value-type="string">
            <text:p>L3_4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odo in cui cerca lavoro: attraverso i Centri pubblici per l?impiego o le Agenzie interinali</text:p>
          </table:table-cell>
          <table:table-cell office:value-type="string" calcext:value-type="string">
            <text:p>L3_4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odo in cui cerca lavoro: parenti <text:s/>conoscenti sindacati ecc. </text:p>
          </table:table-cell>
          <table:table-cell office:value-type="string" calcext:value-type="string">
            <text:p>L3_4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odo in cui cerca lavoro: ricerca di informazioni o risorse per avviare un'attività</text:p>
          </table:table-cell>
          <table:table-cell office:value-type="string" calcext:value-type="string">
            <text:p>L3_4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odo in cui cerca lavoro: altra azione</text:p>
          </table:table-cell>
          <table:table-cell office:value-type="string" calcext:value-type="string">
            <text:p>L3_4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Ultima azione concreta per cercare lavoro</text:p>
          </table:table-cell>
          <table:table-cell office:value-type="string" calcext:value-type="string">
            <text:p>L3_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Preferenza a lavorare a tempo pieno o part-time</text:p>
          </table:table-cell>
          <table:table-cell office:value-type="string" calcext:value-type="string">
            <text:p>L3_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Preferenza a lavorare come dipendente o autonomo</text:p>
          </table:table-cell>
          <table:table-cell office:value-type="string" calcext:value-type="string">
            <text:p>L3_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Luogo in cui sarebbe disposto a lavorare</text:p>
          </table:table-cell>
          <table:table-cell office:value-type="string" calcext:value-type="string">
            <text:p>L3_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Disponibilità a cambiare città per lavorare</text:p>
          </table:table-cell>
          <table:table-cell office:value-type="string" calcext:value-type="string">
            <text:p>L3_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Cifra mensile netta minima disposto ad accettare per un lavoro nuovo</text:p>
          </table:table-cell>
          <table:table-cell table:style-name="ce4" office:value-type="string" calcext:value-type="string">
            <text:p>L3_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Disponibilità a iniziare il lavoro entro le prossime due settimane</text:p>
          </table:table-cell>
          <table:table-cell office:value-type="string" calcext:value-type="string">
            <text:p>L3_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Regione di attuale domicilio o estero</text:p>
          </table:table-cell>
          <table:table-cell office:value-type="string" calcext:value-type="string">
            <text:p>REG_O_EST_RES_mIc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Ripartizione di attuale domicilio</text:p>
          </table:table-cell>
          <table:table-cell office:value-type="string" calcext:value-type="string">
            <text:p>rip_d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Trasferimento nel comune della sede universitaria per seguire gli studi</text:p>
          </table:table-cell>
          <table:table-cell office:value-type="string" calcext:value-type="string">
            <text:p>L4_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Tempo impiegato dal luogo in cui abitava alla sede universitaria</text:p>
          </table:table-cell>
          <table:table-cell office:value-type="string" calcext:value-type="string">
            <text:p>L4_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Giudizio su aspetti legati al trasferimento: lavoro più qualificato</text:p>
          </table:table-cell>
          <table:table-cell office:value-type="string" calcext:value-type="string">
            <text:p>L4_13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Giudizio su aspetti legati al trasferimento: lavoro maggiormente retribuito</text:p>
          </table:table-cell>
          <table:table-cell office:value-type="string" calcext:value-type="string">
            <text:p>L4_13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Giudizio su aspetti legati al trasferimento: maggiori occasioni di studio e formazione scientifica</text:p>
          </table:table-cell>
          <table:table-cell office:value-type="string" calcext:value-type="string">
            <text:p>L4_13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Giudizio su aspetti legati al trasferimento: paese all'avanguardia nel settore di interesse</text:p>
          </table:table-cell>
          <table:table-cell office:value-type="string" calcext:value-type="string">
            <text:p>L4_13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Giudizio su aspetti legati al trasferimento: motivi familiari e/o personali</text:p>
          </table:table-cell>
          <table:table-cell office:value-type="string" calcext:value-type="string">
            <text:p>L4_13E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s text:c="4"/># Pensa di lasciare l'Italia nei prossimi 12 mesi</text:p>
          </table:table-cell>
          <table:table-cell table:style-name="ce3" office:value-type="string" calcext:value-type="string">
            <text:p>L4_14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s text:c="4"/># Quanto a lungo pensa di rimanere in Italia</text:p>
          </table:table-cell>
          <table:table-cell table:style-name="ce3" office:value-type="string" calcext:value-type="string">
            <text:p>L4_1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s text:c="4"/># Stato estero in cui pensa di andare</text:p>
          </table:table-cell>
          <table:table-cell table:style-name="ce3" office:value-type="string" calcext:value-type="string">
            <text:p>L4_16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s text:c="4"/># Motivo per cui lascerebbe l'Italia: occasioni di studio e formazione scientifica</text:p>
          </table:table-cell>
          <table:table-cell table:style-name="ce3" office:value-type="string" calcext:value-type="string">
            <text:p>L4_17A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s text:c="4"/># Motivo per cui lascerebbe l'Italia: precedenti esperienze di studio o lavoro</text:p>
          </table:table-cell>
          <table:table-cell table:style-name="ce3" office:value-type="string" calcext:value-type="string">
            <text:p>L4_17B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s text:c="4"/># Motivo per cui lascerebbe l'Italia: più opportunità di lavoro</text:p>
          </table:table-cell>
          <table:table-cell table:style-name="ce3" office:value-type="string" calcext:value-type="string">
            <text:p>L4_17C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s text:c="4"/># Motivo per cui lascerebbe l'Italia: opportunità di lavoro maggiormente qualificato</text:p>
          </table:table-cell>
          <table:table-cell table:style-name="ce3" office:value-type="string" calcext:value-type="string">
            <text:p>L4_17D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s text:c="4"/># Motivo per cui lascerebbe l'Italia: opportunità di lavoro maggiormente retribuito</text:p>
          </table:table-cell>
          <table:table-cell table:style-name="ce3" office:value-type="string" calcext:value-type="string">
            <text:p>L4_17E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s text:c="4"/># Motivo per cui lascerebbe l'Italia: paese all'avanguardia nel settore di interesse</text:p>
          </table:table-cell>
          <table:table-cell table:style-name="ce3" office:value-type="string" calcext:value-type="string">
            <text:p>L4_17F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s text:c="4"/># Motivo per cui lascerebbe l'Italia: accordi bilaterali tra Italia e Paese di destinazione</text:p>
          </table:table-cell>
          <table:table-cell table:style-name="ce3" office:value-type="string" calcext:value-type="string">
            <text:p>L4_17G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s text:c="4"/># Motivo per cui lascerebbe l'Italia: motivi familiari e/o personali</text:p>
          </table:table-cell>
          <table:table-cell table:style-name="ce3" office:value-type="string" calcext:value-type="string">
            <text:p>L4_17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Stato civile</text:p>
          </table:table-cell>
          <table:table-cell office:value-type="string" calcext:value-type="string">
            <text:p>L5_1_MF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Attualmente vive con famiglia di origine</text:p>
          </table:table-cell>
          <table:table-cell office:value-type="string" calcext:value-type="string">
            <text:p>L5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otivo principale per cui vive con la famiglia</text:p>
          </table:table-cell>
          <table:table-cell office:value-type="string" calcext:value-type="string">
            <text:p>L5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Padre: titolo di studio</text:p>
          </table:table-cell>
          <table:table-cell office:value-type="string" calcext:value-type="string">
            <text:p>L5_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Padre: condizione occupazionale</text:p>
          </table:table-cell>
          <table:table-cell office:value-type="string" calcext:value-type="string">
            <text:p>L5_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Padre: lavoro dipendente o autonomo</text:p>
          </table:table-cell>
          <table:table-cell office:value-type="string" calcext:value-type="string">
            <text:p>L5_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Padre: posizione lavoro autonomo</text:p>
          </table:table-cell>
          <table:table-cell office:value-type="string" calcext:value-type="string">
            <text:p>L5_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Padre: posizione lavoro dipendente</text:p>
          </table:table-cell>
          <table:table-cell office:value-type="string" calcext:value-type="string">
            <text:p>L5_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adre: titolo di studio</text:p>
          </table:table-cell>
          <table:table-cell office:value-type="string" calcext:value-type="string">
            <text:p>L5_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adre: condizione occupazionale</text:p>
          </table:table-cell>
          <table:table-cell office:value-type="string" calcext:value-type="string">
            <text:p>L5_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adre: lavoro dipendente o autonomo</text:p>
          </table:table-cell>
          <table:table-cell office:value-type="string" calcext:value-type="string">
            <text:p>L5_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adre: posizione lavoro dipendente</text:p>
          </table:table-cell>
          <table:table-cell office:value-type="string" calcext:value-type="string">
            <text:p>L5_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adre: posizione lavoro autonomo</text:p>
          </table:table-cell>
          <table:table-cell office:value-type="string" calcext:value-type="string">
            <text:p>L5_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peso calibrato</text:p>
          </table:table-cell>
          <table:table-cell table:style-name="ce4" office:value-type="string" calcext:value-type="string">
            <text:p>coe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reddito mensile del lavoro principale</text:p>
          </table:table-cell>
          <table:table-cell table:style-name="ce4" office:value-type="string" calcext:value-type="string">
            <text:p>REDDITO_MF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reddito mensile totale</text:p>
          </table:table-cell>
          <table:table-cell table:style-name="ce4" office:value-type="string" calcext:value-type="string">
            <text:p>REDTOT_MF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durata studi universitari</text:p>
          </table:table-cell>
          <table:table-cell table:style-name="ce4" office:value-type="string" calcext:value-type="string">
            <text:p>durata_stud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anni intercorrenti dalla seconda laurea al lavoro attuale/attivita formativa</text:p>
          </table:table-cell>
          <table:table-cell table:style-name="ce4" office:value-type="string" calcext:value-type="string">
            <text:p>ANNI_IIlaurea_lav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esi intercorrenti dalla laurea all'attuale lavoro</text:p>
          </table:table-cell>
          <table:table-cell table:style-name="ce4" office:value-type="string" calcext:value-type="string">
            <text:p>mesi_laurea_lav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esi intercorrenti dalla laurea al primo lavoro/opportunità</text:p>
          </table:table-cell>
          <table:table-cell table:style-name="ce4" office:value-type="string" calcext:value-type="string">
            <text:p>mesi_I_lav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mesi intercorrenti dalla prima opportunità di lavoro al lavoro attuale</text:p>
          </table:table-cell>
          <table:table-cell table:style-name="ce4" office:value-type="string" calcext:value-type="string">
            <text:p>mesi_Iopportun_lav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# durata in mesi del lavoro attuale</text:p>
          </table:table-cell>
          <table:table-cell table:style-name="ce4" office:value-type="string" calcext:value-type="string">
            <text:p>durata_lavoro_mesi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8">00/00/0000</text:date>, <text:time style:data-style-name="N2" text:time-value="10:33:43.8377673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6T11:11:26.615083955</meta:creation-date>
    <dc:date>2018-05-28T19:00:02.214722439</dc:date>
    <meta:editing-duration>PT3H39M55S</meta:editing-duration>
    <meta:editing-cycles>5</meta:editing-cycles>
    <meta:generator>LibreOffice/6.0.3.2$Linux_X86_64 LibreOffice_project/00m0$Build-2</meta:generator>
    <meta:document-statistic meta:table-count="1" meta:cell-count="356" meta:object-count="0"/>
  </office:meta>
</office:document-meta>
</file>